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kHttp3ClientHttpRequestFactory.OkHttp3ClientHttpRequestFactory( OkHttpClient 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kHttp3ClientHttpRequestFactory.setConnectTimeout( int connect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kHttp3ClientHttpRequestFactory.setReadTimeout( int read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kHttp3ClientHttpRequestFactory.createRequest( URI uri , HttpMethod http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kHttp3ClientHttpRequestFactory.getContentType( HttpHeaders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kHttp3ClientHttpRequestFactory.OkHttp3ClientHttpReques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kHttp3ClientHttpRequestFactory.buildRequest( HttpHeaders headers , byte [ ] content , URI uri , HttpMethod meth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kHttp3ClientHttpRequestFactory.setWriteTimeout( int write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kHttp3ClientHttpRequestFactory.destro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